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宋体" style:font-name-asian="宋体" style:font-name-complex="宋体" style:font-family-generic="moder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宋体" style:font-name-asian="宋体" style:font-name-complex="宋体" style:font-family-generic="modern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FF3333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宋体" style:font-name-asian="宋体" style:font-name-complex="宋体" fo:font-weight="bold" style:font-weight-asian="bold" style:font-weight-complex="bold" style:font-family-generic="modern"/>
    </style:style>
    <style:style style:name="ce1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宋体" style:font-name-asian="宋体" style:font-name-complex="宋体" style:font-family-generic="modern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complex="" style:font-family-generic="swiss" style:font-family-generic-asian="swiss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2" table:number-columns-repeated="1008" table:default-cell-style-name="ce2"/>
        <table:table-column table:style-name="co2" table:number-columns-repeated="5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7">
            <text:p>算法</text:p>
          </table:table-cell>
          <table:table-cell office:value-type="string" table:style-name="ce2">
            <text:p>分词方法</text:p>
          </table:table-cell>
          <table:table-cell office:value-type="string" table:style-name="ce2">
            <text:p>特征选择方法</text:p>
          </table:table-cell>
          <table:table-cell office:value-type="string" table:style-name="ce2">
            <text:p>特征数量</text:p>
          </table:table-cell>
          <table:table-cell office:value-type="string" table:style-name="ce2">
            <text:p>特征权重表示方式</text:p>
          </table:table-cell>
          <table:table-cell office:value-type="string" table:style-name="ce2">
            <text:p>备注</text:p>
          </table:table-cell>
          <table:table-cell office:value-type="string" table:style-name="ce2">
            <text:p>数据集</text:p>
          </table:table-cell>
          <table:table-cell office:value-type="string" table:style-name="ce2">
            <text:p>精确率</text:p>
          </table:table-cell>
          <table:table-cell office:value-type="string" table:style-name="ce2">
            <text:p>召回率</text:p>
          </table:table-cell>
          <table:table-cell office:value-type="string" table:style-name="ce3">
            <text:p>F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词袋方式</text:p>
          </table:table-cell>
          <table:table-cell table:style-name="ce2"/>
          <table:table-cell office:value-type="string" table:style-name="ce2">
            <text:p>100w</text:p>
          </table:table-cell>
          <table:table-cell office:value-type="float" office:value="0.80031628887700001" table:style-name="ce4">
            <text:p>0.800</text:p>
          </table:table-cell>
          <table:table-cell office:value-type="float" office:value="0.95954999368000005" table:style-name="ce4">
            <text:p>0.960</text:p>
          </table:table-cell>
          <table:table-cell office:value-type="float" office:value="0.872729363072" table:style-name="ce5">
            <text:p>0.87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TFIDF(未规格化）</text:p>
          </table:table-cell>
          <table:table-cell table:style-name="ce2"/>
          <table:table-cell office:value-type="string" table:style-name="ce2">
            <text:p>100w</text:p>
          </table:table-cell>
          <table:table-cell office:value-type="float" office:value="0.65641112331999996" table:style-name="ce4">
            <text:p>0.656</text:p>
          </table:table-cell>
          <table:table-cell office:value-type="float" office:value="0.96869153049800005" table:style-name="ce4">
            <text:p>0.969</text:p>
          </table:table-cell>
          <table:table-cell office:value-type="float" office:value="0.782547359936" table:style-name="ce5">
            <text:p>0.78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0w</text:p>
          </table:table-cell>
          <table:table-cell office:value-type="float" office:value="0.92644552248599998" table:style-name="ce4">
            <text:p>0.926</text:p>
          </table:table-cell>
          <table:table-cell office:value-type="float" office:value="0.89772582899300002" table:style-name="ce4">
            <text:p>0.898</text:p>
          </table:table-cell>
          <table:table-cell office:value-type="float" office:value="0.91185959478599998" table:style-name="ce5">
            <text:p>0.91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词集方式</text:p>
          </table:table-cell>
          <table:table-cell table:style-name="ce2"/>
          <table:table-cell office:value-type="string" table:style-name="ce2">
            <text:p>100w</text:p>
          </table:table-cell>
          <table:table-cell office:value-type="float" office:value="0.87867431783600003" table:style-name="ce4">
            <text:p>0.879</text:p>
          </table:table-cell>
          <table:table-cell office:value-type="float" office:value="0.93147113593999997" table:style-name="ce4">
            <text:p>0.931</text:p>
          </table:table-cell>
          <table:table-cell office:value-type="float" office:value="0.90430276003400001" table:style-name="ce5">
            <text:p>0.90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词集方式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27884615385" table:style-name="ce4">
            <text:p>0.928</text:p>
          </table:table-cell>
          <table:table-cell office:value-type="float" office:value="0.84855886663400004" table:style-name="ce4">
            <text:p>0.849</text:p>
          </table:table-cell>
          <table:table-cell office:value-type="float" office:value="0.88645062515899997" table:style-name="ce5">
            <text:p>0.886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6"/>
          <table:table-cell table:number-columns-repeated="16374" table:style-name="ce1"/>
        </table:table-row>
        <table:table-row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77" table:style-name="ce4">
            <text:p>0.877</text:p>
          </table:table-cell>
          <table:table-cell office:value-type="float" office:value="0.92800000000000005" table:style-name="ce4">
            <text:p>0.928</text:p>
          </table:table-cell>
          <table:table-cell office:value-type="float" office:value="0.90200000000000002" table:style-name="ce5">
            <text:p>0.90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3199999999999996" table:style-name="ce4">
            <text:p>0.832</text:p>
          </table:table-cell>
          <table:table-cell office:value-type="float" office:value="0.96" table:style-name="ce4">
            <text:p>0.960</text:p>
          </table:table-cell>
          <table:table-cell office:value-type="float" office:value="0.89200000000000002" table:style-name="ce5">
            <text:p>0.89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3445945945900002" table:style-name="ce4">
            <text:p>0.834</text:p>
          </table:table-cell>
          <table:table-cell office:value-type="float" office:value="0.97725024727999998" table:style-name="ce4">
            <text:p>0.977</text:p>
          </table:table-cell>
          <table:table-cell office:value-type="float" office:value="0.90022779043300005" table:style-name="ce5">
            <text:p>0.9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1599999999999995" table:style-name="ce4">
            <text:p>0.816</text:p>
          </table:table-cell>
          <table:table-cell office:value-type="float" office:value="0.97699999999999998" table:style-name="ce4">
            <text:p>0.977</text:p>
          </table:table-cell>
          <table:table-cell office:value-type="float" office:value="0.88900000000000001" table:style-name="ce5">
            <text:p>0.88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98" table:style-name="ce4">
            <text:p>0.998</text:p>
          </table:table-cell>
          <table:table-cell office:value-type="float" office:value="0.49099999999999999" table:style-name="ce4">
            <text:p>0.491</text:p>
          </table:table-cell>
          <table:table-cell office:value-type="float" office:value="0.65800000000000003" table:style-name="ce5">
            <text:p>0.65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5000" table:style-name="ce2">
            <text:p>5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5099999999999998" table:style-name="ce4">
            <text:p>0.851</text:p>
          </table:table-cell>
          <table:table-cell office:value-type="float" office:value="0.96199999999999997" table:style-name="ce4">
            <text:p>0.962</text:p>
          </table:table-cell>
          <table:table-cell office:value-type="float" office:value="0.90300000000000002" table:style-name="ce5">
            <text:p>0.90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96" table:style-name="ce4">
            <text:p>0.996</text:p>
          </table:table-cell>
          <table:table-cell office:value-type="float" office:value="0.54100000000000004" table:style-name="ce4">
            <text:p>0.541</text:p>
          </table:table-cell>
          <table:table-cell office:value-type="float" office:value="0.70099999999999996" table:style-name="ce5">
            <text:p>0.70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8599999999999999" table:style-name="ce4">
            <text:p>0.986</text:p>
          </table:table-cell>
          <table:table-cell office:value-type="float" office:value="0.48899999999999999" table:style-name="ce4">
            <text:p>0.489</text:p>
          </table:table-cell>
          <table:table-cell office:value-type="float" office:value="0.65400000000000003" table:style-name="ce5">
            <text:p>0.65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7">
            <text:p>词集方式（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8499999999999999" table:style-name="ce2">
            <text:p>0.985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0.55400000000000005" table:style-name="ce3">
            <text:p>0.554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88200000000000001" table:style-name="ce2">
            <text:p>0.882</text:p>
          </table:table-cell>
          <table:table-cell office:value-type="float" office:value="0.95899999999999996" table:style-name="ce2">
            <text:p>0.959</text:p>
          </table:table-cell>
          <table:table-cell office:value-type="float" office:value="0.91900000000000004" table:style-name="ce3">
            <text:p>0.919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89200000000000002" table:style-name="ce2">
            <text:p>0.892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1700000000000004" table:style-name="ce3">
            <text:p>0.917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7">
            <text:p>分词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93300000000000005" table:style-name="ce2">
            <text:p>0.933</text:p>
          </table:table-cell>
          <table:table-cell office:value-type="float" office:value="0.93" table:style-name="ce2">
            <text:p>0.93</text:p>
          </table:table-cell>
          <table:table-cell office:value-type="float" office:value="0.93200000000000005" table:style-name="ce3">
            <text:p>0.932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style-name="ce2"/>
          <table:table-cell table:style-name="ce8"/>
          <table:table-cell office:value-type="float" office:value="0.93300000000000005" table:style-name="ce9">
            <text:p>0.933</text:p>
          </table:table-cell>
          <table:table-cell office:value-type="float" office:value="0.93400000000000005" table:style-name="ce9">
            <text:p>0.934</text:p>
          </table:table-cell>
          <table:table-cell office:value-type="float" office:value="0.93300000000000005" table:style-name="ce3">
            <text:p>0.933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7">
            <text:p>词集方式</text:p>
          </table:table-cell>
          <table:table-cell table:number-columns-repeated="2" table:style-name="ce2"/>
          <table:table-cell office:value-type="float" office:value="0.95099999999999996" table:style-name="ce2">
            <text:p>0.951</text:p>
          </table:table-cell>
          <table:table-cell office:value-type="float" office:value="0.872" table:style-name="ce2">
            <text:p>0.872</text:p>
          </table:table-cell>
          <table:table-cell office:value-type="float" office:value="0.91" table:style-name="ce3">
            <text:p>0.91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7">
            <text:p>分词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集方式</text:p>
          </table:table-cell>
          <table:table-cell table:number-columns-repeated="2" table:style-name="ce2"/>
          <table:table-cell office:value-type="float" office:value="0.95299999999999996" table:style-name="ce2">
            <text:p>0.953</text:p>
          </table:table-cell>
          <table:table-cell office:value-type="float" office:value="0.91" table:style-name="ce2">
            <text:p>0.91</text:p>
          </table:table-cell>
          <table:table-cell office:value-type="float" office:value="0.93100000000000005" table:style-name="ce3">
            <text:p>0.931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2">
          <table:table-cell office:value-type="string" table:style-name="ce8">
            <text:p>Naive Bayes</text:p>
          </table:table-cell>
          <table:table-cell office:value-type="string" table:style-name="ce10">
            <text:p>混合</text:p>
          </table:table-cell>
          <table:table-cell office:value-type="string" table:style-name="ce8">
            <text:p>MI</text:p>
          </table:table-cell>
          <table:table-cell office:value-type="float" office:value="3500" table:style-name="ce8">
            <text:p>3500</text:p>
          </table:table-cell>
          <table:table-cell office:value-type="string" table:style-name="ce8">
            <text:p>词集方式</text:p>
          </table:table-cell>
          <table:table-cell office:value-type="string" table:style-name="ce11">
            <text:p><text:span text:style-name="T4">词集方式一旦规格化，和</text:span>MI<text:span text:style-name="T4">配合使用就惨不忍睹了</text:span>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7.0000000000000001E-3" table:style-name="ce8">
            <text:p>0.007</text:p>
          </table:table-cell>
          <table:table-cell office:value-type="float" office:value="1.4E-2" table:style-name="ce12">
            <text:p>0.014</text:p>
          </table:table-cell>
          <table:table-cell table:number-columns-repeated="1008" table:style-name="ce8"/>
          <table:table-cell table:number-columns-repeated="15366" table:style-name="ce13"/>
        </table:table-row>
        <table:table-row table:style-name="ro1">
          <table:table-cell table:style-name="ce8"/>
          <table:table-cell table:style-name="ce10"/>
          <table:table-cell table:number-columns-repeated="3" table:style-name="ce8"/>
          <table:table-cell table:style-name="ce11"/>
          <table:table-cell table:number-columns-repeated="3" table:style-name="ce8"/>
          <table:table-cell table:style-name="ce12"/>
          <table:table-cell table:number-columns-repeated="1008" table:style-name="ce8"/>
          <table:table-cell table:number-columns-repeated="15366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_NB（40轮迭代）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集方式</text:p>
          </table:table-cell>
          <table:table-cell office:value-type="string" table:number-columns-spanned="1" table:number-rows-spanned="2" table:style-name="ce17">
            <text:p>AdaBoost with NB<text:span text:style-name="T2">方法的实际效果并不好，推测有如下原因：（</text:span>1<text:span text:style-name="T2">）每次分类错误，改变其样本垃圾程度是针对样本中每个词来进行的，这样实际上将无关词的垃圾程度也进行了修改，增大了分类的贝叶斯概率的不准确性</text:span>;<text:s/><text:span text:style-name="T2">（</text:span>2<text:span text:style-name="T2">）由于迭代多轮，即使每个样本的垃圾程度收敛到较为准确的地步，也可能出现过拟合的情况，使得测试模型时，其泛化误差非常大（训练集错误率</text:span>0.06,<text:span text:style-name="T2">测试集错误率</text:span>0.45<text:span text:style-name="T2">）</text:span></text:p>
          </table:table-cell>
          <table:table-cell office:value-type="string" table:style-name="ce2">
            <text:p>10w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45" table:style-name="ce3">
            <text:p>0.745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AB_NB（100轮迭代）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集方式</text:p>
          </table:table-cell>
          <table:covered-table-cell/>
          <table:table-cell office:value-type="string" table:style-name="ce2">
            <text:p>10w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8299999999999996" table:style-name="ce3">
            <text:p>0.583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3" table:style-name="ce5"/>
          <table:table-cell table:number-columns-repeated="1008" table:style-name="ce3"/>
          <table:table-cell table:number-columns-repeated="5" table:style-name="ce6"/>
          <table:table-cell table:number-columns-repeated="1536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1799999999999997" table:style-name="ce4">
            <text:p>0.718</text:p>
          </table:table-cell>
          <table:table-cell office:value-type="float" office:value="0.97299999999999998" table:style-name="ce4">
            <text:p>0.973</text:p>
          </table:table-cell>
          <table:table-cell office:value-type="float" office:value="0.82599999999999996" table:style-name="ce5">
            <text:p>0.826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1348707197799999" table:style-name="ce4">
            <text:p>0.713</text:p>
          </table:table-cell>
          <table:table-cell office:value-type="float" office:value="0.97330791229699998" table:style-name="ce4">
            <text:p>0.973</text:p>
          </table:table-cell>
          <table:table-cell office:value-type="float" office:value="0.82338709677400002" table:style-name="ce5">
            <text:p>0.823</text:p>
          </table:table-cell>
          <table:table-cell table:number-columns-repeated="1008" table:style-name="ce2"/>
          <table:table-cell table:number-columns-repeated="15366" table:style-name="ce1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7300000000000002" table:style-name="ce4">
            <text:p>0.773</text:p>
          </table:table-cell>
          <table:table-cell office:value-type="float" office:value="0.97399999999999998" table:style-name="ce4">
            <text:p>0.974</text:p>
          </table:table-cell>
          <table:table-cell office:value-type="float" office:value="0.86199999999999999" table:style-name="ce5">
            <text:p>0.86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1399999999999995" table:style-name="ce4">
            <text:p>0.814</text:p>
          </table:table-cell>
          <table:table-cell office:value-type="float" office:value="0.95099999999999996" table:style-name="ce4">
            <text:p>0.951</text:p>
          </table:table-cell>
          <table:table-cell office:value-type="float" office:value="0.877" table:style-name="ce5">
            <text:p>0.87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0300000000000005" table:style-name="ce4">
            <text:p>0.803</text:p>
          </table:table-cell>
          <table:table-cell office:value-type="float" office:value="0.95399999999999996" table:style-name="ce4">
            <text:p>0.954</text:p>
          </table:table-cell>
          <table:table-cell office:value-type="float" office:value="0.872" table:style-name="ce5">
            <text:p>0.87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10000" table:style-name="ce2">
            <text:p>10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8499999999999999" table:style-name="ce4">
            <text:p>0.985</text:p>
          </table:table-cell>
          <table:table-cell office:value-type="float" office:value="0.50700000000000001" table:style-name="ce4">
            <text:p>0.507</text:p>
          </table:table-cell>
          <table:table-cell office:value-type="float" office:value="0.66900000000000004" table:style-name="ce5">
            <text:p>0.669</text:p>
          </table:table-cell>
          <table:table-cell table:number-columns-repeated="6"/>
          <table:table-cell table:style-name="ce2">
            <draw:frame draw:z-index="1" draw:id="id0" draw:style-name="a0" draw:name="图表 4" svg:x="0.07292in" svg:y="0.19792in" svg:width="7.08854in" svg:height="2.5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8500000000000003" table:style-name="ce4">
            <text:p>0.78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87" table:style-name="ce5">
            <text:p>0.87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49" table:style-name="ce4">
            <text:p>0.749</text:p>
          </table:table-cell>
          <table:table-cell office:value-type="float" office:value="0.98399999999999999" table:style-name="ce4">
            <text:p>0.984</text:p>
          </table:table-cell>
          <table:table-cell office:value-type="float" office:value="0.85" table:style-name="ce5">
            <text:p>0.8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(未规格化）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70299999999999996" table:style-name="ce4">
            <text:p>0.703</text:p>
          </table:table-cell>
          <table:table-cell office:value-type="float" office:value="0.99199999999999999" table:style-name="ce14">
            <text:p>0.992</text:p>
          </table:table-cell>
          <table:table-cell office:value-type="float" office:value="0.82299999999999995" table:style-name="ce5">
            <text:p>0.8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table:number-columns-repeated="3" table:style-name="ce2"/>
          <table:table-cell office:value-type="float" office:value="0.74399999999999999" table:style-name="ce4">
            <text:p>0.744</text:p>
          </table:table-cell>
          <table:table-cell office:value-type="float" office:value="0.99099999999999999" table:style-name="ce14">
            <text:p>0.991</text:p>
          </table:table-cell>
          <table:table-cell office:value-type="float" office:value="0.85" table:style-name="ce5">
            <text:p>0.8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5000" table:style-name="ce2">
            <text:p>5000</text:p>
          </table:table-cell>
          <table:table-cell office:value-type="string" table:style-name="ce2">
            <text:p>词袋方式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2300000000000004" table:style-name="ce4">
            <text:p>0.923</text:p>
          </table:table-cell>
          <table:table-cell office:value-type="float" office:value="0.91400000000000003" table:style-name="ce4">
            <text:p>0.914</text:p>
          </table:table-cell>
          <table:table-cell office:value-type="float" office:value="0.91800000000000004" table:style-name="ce5">
            <text:p>0.91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词袋方式</text:p>
          </table:table-cell>
          <table:table-cell table:number-columns-repeated="2" table:style-name="ce2"/>
          <table:table-cell office:value-type="float" office:value="0.92200000000000004" table:style-name="ce4">
            <text:p>0.922</text:p>
          </table:table-cell>
          <table:table-cell office:value-type="float" office:value="0.92400000000000004" table:style-name="ce4">
            <text:p>0.924</text:p>
          </table:table-cell>
          <table:table-cell office:value-type="float" office:value="0.92300000000000004" table:style-name="ce5">
            <text:p>0.92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袋方式</text:p>
          </table:table-cell>
          <table:table-cell table:number-columns-repeated="2" table:style-name="ce2"/>
          <table:table-cell office:value-type="float" office:value="0.93400000000000005" table:style-name="ce14">
            <text:p>0.934</text:p>
          </table:table-cell>
          <table:table-cell office:value-type="float" office:value="0.92500000000000004" table:style-name="ce14">
            <text:p>0.925</text:p>
          </table:table-cell>
          <table:table-cell office:value-type="float" office:value="0.92900000000000005" table:style-name="ce5">
            <text:p>0.92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词袋方式</text:p>
          </table:table-cell>
          <table:table-cell table:number-columns-repeated="2" table:style-name="ce2"/>
          <table:table-cell office:value-type="float" office:value="0.92700000000000005" table:style-name="ce4">
            <text:p>0.927</text:p>
          </table:table-cell>
          <table:table-cell office:value-type="float" office:value="0.89100000000000001" table:style-name="ce4">
            <text:p>0.891</text:p>
          </table:table-cell>
          <table:table-cell office:value-type="float" office:value="0.90900000000000003" table:style-name="ce5">
            <text:p>0.90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袋方式</text:p>
          </table:table-cell>
          <table:table-cell table:number-columns-repeated="2" table:style-name="ce2"/>
          <table:table-cell office:value-type="float" office:value="0.93300000000000005" table:style-name="ce4">
            <text:p>0.933</text:p>
          </table:table-cell>
          <table:table-cell office:value-type="float" office:value="0.90300000000000002" table:style-name="ce4">
            <text:p>0.903</text:p>
          </table:table-cell>
          <table:table-cell office:value-type="float" office:value="0.91800000000000004" table:style-name="ce5">
            <text:p>0.918</text:p>
          </table:table-cell>
          <table:table-cell table:number-columns-repeated="10"/>
          <table:table-cell table:style-name="ce2">
            <draw:frame draw:z-index="2" draw:id="id1" draw:style-name="a1" draw:name="图表 11" svg:x="0in" svg:y="0.20833in" svg:width="7.10417in" svg:height="3.94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袋方式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7399999999999998" table:style-name="ce14">
            <text:p>0.974</text:p>
          </table:table-cell>
          <table:table-cell office:value-type="float" office:value="0.85399999999999998" table:style-name="ce4">
            <text:p>0.854</text:p>
          </table:table-cell>
          <table:table-cell office:value-type="float" office:value="0.91" table:style-name="ce5">
            <text:p>0.91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词袋方式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1500000000000004" table:style-name="ce4">
            <text:p>0.915</text:p>
          </table:table-cell>
          <table:table-cell office:value-type="float" office:value="0.91" table:style-name="ce4">
            <text:p>0.910</text:p>
          </table:table-cell>
          <table:table-cell office:value-type="float" office:value="0.91200000000000003" table:style-name="ce5">
            <text:p>0.912</text:p>
          </table:table-cell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2">
            <text:p>算法</text:p>
          </table:table-cell>
          <table:table-cell office:value-type="string" table:style-name="ce2">
            <text:p>分词方法</text:p>
          </table:table-cell>
          <table:table-cell office:value-type="string" table:style-name="ce2">
            <text:p>特征选择方法</text:p>
          </table:table-cell>
          <table:table-cell office:value-type="string" table:style-name="ce2">
            <text:p>特征数量</text:p>
          </table:table-cell>
          <table:table-cell office:value-type="string" table:style-name="ce2">
            <text:p>特征权重表示方式</text:p>
          </table:table-cell>
          <table:table-cell office:value-type="string" table:style-name="ce2">
            <text:p>备注</text:p>
          </table:table-cell>
          <table:table-cell office:value-type="string" table:style-name="ce2">
            <text:p>数据集</text:p>
          </table:table-cell>
          <table:table-cell office:value-type="string" table:style-name="ce2">
            <text:p>精确率</text:p>
          </table:table-cell>
          <table:table-cell office:value-type="string" table:style-name="ce2">
            <text:p>召回率</text:p>
          </table:table-cell>
          <table:table-cell office:value-type="string" table:style-name="ce3">
            <text:p>F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0738916256199997" table:style-name="ce4">
            <text:p>0.907</text:p>
          </table:table-cell>
          <table:table-cell office:value-type="float" office:value="0.91459781529299999" table:style-name="ce4">
            <text:p>0.915</text:p>
          </table:table-cell>
          <table:table-cell office:value-type="float" office:value="0.91097922848699997" table:style-name="ce5">
            <text:p>0.9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3300000000000005" table:style-name="ce4">
            <text:p>0.933</text:p>
          </table:table-cell>
          <table:table-cell office:value-type="float" office:value="0.877" table:style-name="ce4">
            <text:p>0.877</text:p>
          </table:table-cell>
          <table:table-cell office:value-type="float" office:value="0.90400000000000003" table:style-name="ce5">
            <text:p>0.90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CH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3400000000000005" table:style-name="ce4">
            <text:p>0.934</text:p>
          </table:table-cell>
          <table:table-cell office:value-type="float" office:value="0.90400000000000003" table:style-name="ce4">
            <text:p>0.904</text:p>
          </table:table-cell>
          <table:table-cell office:value-type="float" office:value="0.91900000000000004" table:style-name="ce5">
            <text:p>0.91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9299999999999999" table:style-name="ce4">
            <text:p>0.993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25900000000000001" table:style-name="ce5">
            <text:p>0.259</text:p>
          </table:table-cell>
          <table:table-cell table:number-columns-repeated="15"/>
          <table:table-cell table:style-name="ce2">
            <draw:g draw:z-index="3" draw:name="图表 7" draw:id="id5">
              <svg:title>10w数据集，3000条特征，TF-IDF方式</svg:title>
              <svg:desc/>
              <draw:frame draw:id="id2" draw:style-name="a2" draw:name="图表 4" svg:x="0.63542in" svg:y="0.13542in" svg:width="8.26042in" svg:height="5.11979in" style:rel-width="scale" style:rel-height="scale">
                <draw:object xlink:href="Object 3/" xlink:type="simple" xlink:show="embed" xlink:actuate="onLoad"/>
                <svg:title/>
                <svg:desc/>
              </draw:frame>
              <draw:frame draw:id="id3" draw:style-name="a5" draw:name="TextBox 3" svg:x="2.69792in" svg:y="0.23959in" svg:width="3.94792in" svg:height="0.36458in">
                <draw:text-box>
                  <text:p text:style-name="a4" text:class-names="" text:cond-style-name=""><text:span text:style-name="a3" text:class-names=""/></text:p>
                </draw:text-box>
                <svg:title/>
                <svg:desc/>
              </draw:frame>
              <draw:frame draw:id="id4" draw:style-name="a13" draw:name="TextBox 4" svg:x="2.6875in" svg:y="0.29167in" svg:width="3.83333in" svg:height="0.33333in">
                <draw:text-box>
                  <text:p text:style-name="a12" text:class-names="" text:cond-style-name=""><text:span text:style-name="a6" text:class-names="">10w</text:span><text:span text:style-name="a7" text:class-names="">数据集，</text:span><text:span text:style-name="a8" text:class-names="">3000</text:span><text:span text:style-name="a9" text:class-names="">条特征，</text:span><text:span text:style-name="a10" text:class-names="">TF-IDF</text:span><text:span text:style-name="a11" text:class-names="">方式</text:span></text:p>
                </draw:text-box>
                <svg:title/>
                <svg:desc/>
              </draw:frame>
            </draw:g>
          </table:table-cell>
          <table:table-cell table:number-columns-repeated="16358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1500000000000004" table:style-name="ce4">
            <text:p>0.915</text:p>
          </table:table-cell>
          <table:table-cell office:value-type="float" office:value="0.97" table:style-name="ce4">
            <text:p>0.970</text:p>
          </table:table-cell>
          <table:table-cell office:value-type="float" office:value="0.94199999999999995" table:style-name="ce5">
            <text:p>0.94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结巴分词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2400000000000004" table:style-name="ce4">
            <text:p>0.924</text:p>
          </table:table-cell>
          <table:table-cell office:value-type="float" office:value="0.93200000000000005" table:style-name="ce4">
            <text:p>0.932</text:p>
          </table:table-cell>
          <table:table-cell office:value-type="float" office:value="0.92800000000000005" table:style-name="ce5">
            <text:p>0.92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aive Bayes</text:p>
          </table:table-cell>
          <table:table-cell office:value-type="string" table:style-name="ce2">
            <text:p>bigram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90200000000000002" table:style-name="ce4">
            <text:p>0.902</text:p>
          </table:table-cell>
          <table:table-cell office:value-type="float" office:value="0.93330000000000002" table:style-name="ce4">
            <text:p>0.933</text:p>
          </table:table-cell>
          <table:table-cell office:value-type="float" office:value="0.91700000000000004" table:style-name="ce5">
            <text:p>0.917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算法</text:p>
          </table:table-cell>
          <table:table-cell office:value-type="string" table:style-name="ce2">
            <text:p>分词方法</text:p>
          </table:table-cell>
          <table:table-cell office:value-type="string" table:style-name="ce2">
            <text:p>特征选择方法</text:p>
          </table:table-cell>
          <table:table-cell office:value-type="string" table:style-name="ce2">
            <text:p>特征数量</text:p>
          </table:table-cell>
          <table:table-cell office:value-type="string" table:style-name="ce2">
            <text:p>特征权重表示方式</text:p>
          </table:table-cell>
          <table:table-cell office:value-type="string" table:style-name="ce2">
            <text:p>备注</text:p>
          </table:table-cell>
          <table:table-cell office:value-type="string" table:style-name="ce2">
            <text:p>数据集</text:p>
          </table:table-cell>
          <table:table-cell office:value-type="string" table:style-name="ce2">
            <text:p>精确率</text:p>
          </table:table-cell>
          <table:table-cell office:value-type="string" table:style-name="ce2">
            <text:p>召回率</text:p>
          </table:table-cell>
          <table:table-cell office:value-type="string" table:style-name="ce3">
            <text:p>F1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袋方式（未规格化）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0w</text:p>
          </table:table-cell>
          <table:table-cell office:value-type="float" office:value="0.91700000000000004" table:style-name="ce4">
            <text:p>0.917</text:p>
          </table:table-cell>
          <table:table-cell office:value-type="float" office:value="0.72499999999999998" table:style-name="ce4">
            <text:p>0.725</text:p>
          </table:table-cell>
          <table:table-cell office:value-type="float" office:value="0.81" table:style-name="ce5">
            <text:p>0.810</text:p>
          </table:table-cell>
          <table:table-cell table:number-columns-repeated="6"/>
          <table:table-cell table:style-name="ce2">
            <draw:frame draw:z-index="7" draw:id="id6" draw:style-name="a14" draw:name="图表 12" svg:x="0.5in" svg:y="0.14583in" svg:width="9.14063in" svg:height="4.302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袋方式（未规格化）</text:p>
          </table:table-cell>
          <table:table-cell office:value-type="float" office:value="2.2000000000000002" table:style-name="ce2">
            <text:p>2.2</text:p>
          </table:table-cell>
          <table:table-cell office:value-type="string" table:style-name="ce2">
            <text:p>10w</text:p>
          </table:table-cell>
          <table:table-cell office:value-type="float" office:value="1" table:style-name="ce4">
            <text:p>1.000</text:p>
          </table:table-cell>
          <table:table-cell office:value-type="float" office:value="0.38500000000000001" table:style-name="ce4">
            <text:p>0.385</text:p>
          </table:table-cell>
          <table:table-cell office:value-type="float" office:value="0.55600000000000005" table:style-name="ce5">
            <text:p>0.556</text:p>
          </table:table-cell>
          <table:table-cell table:number-columns-repeated="3"/>
          <table:table-cell table:style-name="ce2">
            <draw:frame draw:z-index="10" draw:id="id9" draw:style-name="a17" draw:name="图表 14" svg:x="0.76042in" svg:y="0.0625in" svg:width="6.79687in" svg:height="3.9166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袋方式（未规格化）</text:p>
          </table:table-cell>
          <table:table-cell office:value-type="float" office:value="2.2999999999999998" table:style-name="ce2">
            <text:p>2.3</text:p>
          </table:table-cell>
          <table:table-cell office:value-type="string" table:style-name="ce2">
            <text:p>10w</text:p>
          </table:table-cell>
          <table:table-cell office:value-type="float" office:value="1" table:style-name="ce4">
            <text:p>1.000</text:p>
          </table:table-cell>
          <table:table-cell office:value-type="float" office:value="0.38500000000000001" table:style-name="ce4">
            <text:p>0.385</text:p>
          </table:table-cell>
          <table:table-cell office:value-type="float" office:value="0.55600000000000005" table:style-name="ce5">
            <text:p>0.556</text:p>
          </table:table-cell>
          <table:table-cell table:number-columns-repeated="5"/>
          <table:table-cell table:style-name="ce2">
            <draw:frame draw:z-index="8" draw:id="id7" draw:style-name="a15" draw:name="图表 12" svg:x="0.23438in" svg:y="0.10416in" svg:width="9.14063in" svg:height="4.3020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袋方式（未规格化）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0w</text:p>
          </table:table-cell>
          <table:table-cell office:value-type="float" office:value="0.92600000000000005" table:style-name="ce4">
            <text:p>0.926</text:p>
          </table:table-cell>
          <table:table-cell office:value-type="float" office:value="0.69199999999999995" table:style-name="ce4">
            <text:p>0.692</text:p>
          </table:table-cell>
          <table:table-cell office:value-type="float" office:value="0.79200000000000004" table:style-name="ce5">
            <text:p>0.79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office:value-type="float" office:value="2.2999999999999998" table:style-name="ce2">
            <text:p>2.3</text:p>
          </table:table-cell>
          <table:table-cell office:value-type="string" table:style-name="ce2">
            <text:p>10w</text:p>
          </table:table-cell>
          <table:table-cell office:value-type="float" office:value="0.99399999999999999" table:style-name="ce4">
            <text:p>0.994</text:p>
          </table:table-cell>
          <table:table-cell office:value-type="float" office:value="0.50900000000000001" table:style-name="ce4">
            <text:p>0.509</text:p>
          </table:table-cell>
          <table:table-cell office:value-type="float" office:value="0.67300000000000004" table:style-name="ce5">
            <text:p>0.673</text:p>
          </table:table-cell>
          <table:table-cell table:number-columns-repeated="5"/>
          <table:table-cell table:style-name="ce2">
            <draw:frame draw:z-index="12" draw:id="id11" draw:style-name="a19" draw:name="图表 14" svg:x="0.875in" svg:y="0.01042in" svg:width="6.79687in" svg:height="3.9166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office:value-type="float" office:value="2.2000000000000002" table:style-name="ce2">
            <text:p>2.2</text:p>
          </table:table-cell>
          <table:table-cell office:value-type="string" table:style-name="ce2">
            <text:p>10w</text:p>
          </table:table-cell>
          <table:table-cell office:value-type="float" office:value="0.99399999999999999" table:style-name="ce4">
            <text:p>0.994</text:p>
          </table:table-cell>
          <table:table-cell office:value-type="float" office:value="0.52300000000000002" table:style-name="ce4">
            <text:p>0.523</text:p>
          </table:table-cell>
          <table:table-cell office:value-type="float" office:value="0.68500000000000005" table:style-name="ce5">
            <text:p>0.685</text:p>
          </table:table-cell>
          <table:table-cell table:number-columns-repeated="2"/>
          <table:table-cell table:style-name="ce2">
            <draw:frame draw:z-index="9" draw:id="id8" draw:style-name="a16" draw:name="图表 21" svg:x="0.73437in" svg:y="0.0677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office:value-type="float" office:value="2.1" table:style-name="ce2">
            <text:p>2.1</text:p>
          </table:table-cell>
          <table:table-cell office:value-type="string" table:style-name="ce2">
            <text:p>10w</text:p>
          </table:table-cell>
          <table:table-cell office:value-type="float" office:value="0.995" table:style-name="ce4">
            <text:p>0.995</text:p>
          </table:table-cell>
          <table:table-cell office:value-type="float" office:value="7.9000000000000001E-2" table:style-name="ce4">
            <text:p>0.079</text:p>
          </table:table-cell>
          <table:table-cell office:value-type="float" office:value="0.14599999999999999" table:style-name="ce5">
            <text:p>0.14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0w</text:p>
          </table:table-cell>
          <table:table-cell office:value-type="float" office:value="0.94199999999999995" table:style-name="ce4">
            <text:p>0.942</text:p>
          </table:table-cell>
          <table:table-cell office:value-type="float" office:value="0.49199999999999999" table:style-name="ce4">
            <text:p>0.492</text:p>
          </table:table-cell>
          <table:table-cell office:value-type="float" office:value="0.64700000000000002" table:style-name="ce5">
            <text:p>0.647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词集方式（未规格化）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0w</text:p>
          </table:table-cell>
          <table:table-cell office:value-type="float" office:value="0.94199999999999995" table:style-name="ce4">
            <text:p>0.942</text:p>
          </table:table-cell>
          <table:table-cell office:value-type="float" office:value="0.49199999999999999" table:style-name="ce4">
            <text:p>0.492</text:p>
          </table:table-cell>
          <table:table-cell office:value-type="float" office:value="0.64700000000000002" table:style-name="ce5">
            <text:p>0.647</text:p>
          </table:table-cell>
          <table:table-cell table:number-columns-repeated="6"/>
          <table:table-cell table:style-name="ce2">
            <draw:frame draw:z-index="13" draw:id="id12" draw:style-name="a20" draw:name="图表 17" svg:x="0.67708in" svg:y="0.125in" svg:width="6.79687in" svg:height="3.91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office:value-type="float" office:value="2.2999999999999998" table:style-name="ce2">
            <text:p>2.3</text:p>
          </table:table-cell>
          <table:table-cell office:value-type="string" table:style-name="ce2">
            <text:p>10w</text:p>
          </table:table-cell>
          <table:table-cell office:value-type="float" office:value="1" table:style-name="ce4">
            <text:p>1.000</text:p>
          </table:table-cell>
          <table:table-cell office:value-type="float" office:value="2.1000000000000001E-2" table:style-name="ce4">
            <text:p>0.021</text:p>
          </table:table-cell>
          <table:table-cell office:value-type="float" office:value="4.1000000000000002E-2" table:style-name="ce5">
            <text:p>0.041</text:p>
          </table:table-cell>
          <table:table-cell table:number-columns-repeated="6"/>
          <table:table-cell table:style-name="ce2">
            <draw:frame draw:z-index="11" draw:id="id10" draw:style-name="a18" draw:name="图表 14" svg:x="0.53126in" svg:y="0.01041in" svg:width="6.79687in" svg:height="3.916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office:value-type="float" office:value="2.2000000000000002" table:style-name="ce2">
            <text:p>2.2</text:p>
          </table:table-cell>
          <table:table-cell office:value-type="string" table:style-name="ce2">
            <text:p>10w</text:p>
          </table:table-cell>
          <table:table-cell office:value-type="float" office:value="0.97899999999999998" table:style-name="ce4">
            <text:p>0.979</text:p>
          </table:table-cell>
          <table:table-cell office:value-type="float" office:value="2.9000000000000001E-2" table:style-name="ce4">
            <text:p>0.029</text:p>
          </table:table-cell>
          <table:table-cell office:value-type="float" office:value="5.6000000000000001E-2" table:style-name="ce5">
            <text:p>0.05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EM_NB</text:p>
          </table:table-cell>
          <table:table-cell office:value-type="string" table:style-name="ce12">
            <text:p>混合</text:p>
          </table:table-cell>
          <table:table-cell office:value-type="string" table:style-name="ce12">
            <text:p>IG</text:p>
          </table:table-cell>
          <table:table-cell office:value-type="float" office:value="5000" table:style-name="ce12">
            <text:p>5000</text:p>
          </table:table-cell>
          <table:table-cell office:value-type="string" table:style-name="ce12">
            <text:p>TFIDF</text:p>
          </table:table-cell>
          <table:table-cell office:value-type="float" office:value="2.2000000000000002" table:style-name="ce12">
            <text:p>2.2</text:p>
          </table:table-cell>
          <table:table-cell office:value-type="string" table:style-name="ce2">
            <text:p>10w</text:p>
          </table:table-cell>
          <table:table-cell office:value-type="float" office:value="0.98" table:style-name="ce4">
            <text:p>0.980</text:p>
          </table:table-cell>
          <table:table-cell office:value-type="float" office:value="0.83199999999999996" table:style-name="ce4">
            <text:p>0.832</text:p>
          </table:table-cell>
          <table:table-cell office:value-type="float" office:value="0.85599999999999998" table:style-name="ce5">
            <text:p>0.85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EM_NB</text:p>
          </table:table-cell>
          <table:table-cell office:value-type="string" table:style-name="ce12">
            <text:p>混合</text:p>
          </table:table-cell>
          <table:table-cell office:value-type="string" table:style-name="ce12">
            <text:p>IG</text:p>
          </table:table-cell>
          <table:table-cell office:value-type="float" office:value="5000" table:style-name="ce12">
            <text:p>5000</text:p>
          </table:table-cell>
          <table:table-cell office:value-type="string" table:style-name="ce15">
            <text:p>词集方式（未规格化）</text:p>
          </table:table-cell>
          <table:table-cell office:value-type="float" office:value="2.2000000000000002" table:style-name="ce12">
            <text:p>2.2</text:p>
          </table:table-cell>
          <table:table-cell office:value-type="string" table:style-name="ce2">
            <text:p>10w</text:p>
          </table:table-cell>
          <table:table-cell office:value-type="float" office:value="0.85499999999999998" table:style-name="ce4">
            <text:p>0.855</text:p>
          </table:table-cell>
          <table:table-cell office:value-type="float" office:value="0.97" table:style-name="ce4">
            <text:p>0.970</text:p>
          </table:table-cell>
          <table:table-cell office:value-type="float" office:value="0.83599999999999997" table:style-name="ce5">
            <text:p>0.836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EM_NB</text:p>
          </table:table-cell>
          <table:table-cell office:value-type="string" table:style-name="ce12">
            <text:p>混合</text:p>
          </table:table-cell>
          <table:table-cell office:value-type="string" table:style-name="ce12">
            <text:p>IG</text:p>
          </table:table-cell>
          <table:table-cell office:value-type="float" office:value="5000" table:style-name="ce12">
            <text:p>5000</text:p>
          </table:table-cell>
          <table:table-cell office:value-type="string" table:style-name="ce15">
            <text:p>词袋方式（未规格化）</text:p>
          </table:table-cell>
          <table:table-cell office:value-type="float" office:value="2.2000000000000002" table:style-name="ce12">
            <text:p>2.2</text:p>
          </table:table-cell>
          <table:table-cell office:value-type="string" table:style-name="ce2">
            <text:p>10w</text:p>
          </table:table-cell>
          <table:table-cell office:value-type="float" office:value="0.78" table:style-name="ce4">
            <text:p>0.780</text:p>
          </table:table-cell>
          <table:table-cell office:value-type="float" office:value="0.98" table:style-name="ce4">
            <text:p>0.980</text:p>
          </table:table-cell>
          <table:table-cell office:value-type="float" office:value="0.86799999999999999" table:style-name="ce5">
            <text:p>0.868</text:p>
          </table:table-cell>
          <table:table-cell table:number-columns-repeated="16"/>
          <table:table-cell table:style-name="ce2">
            <draw:frame draw:z-index="14" draw:id="id13" draw:style-name="a21" draw:name="图表 18" svg:x="0.40625in" svg:y="0.19792in" svg:width="4.27604in" svg:height="4.17709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 office:value-type="string" table:style-name="ce2">
            <text:p>NB（额外特征）</text:p>
          </table:table-cell>
          <table:table-cell office:value-type="string" table:style-name="ce2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TFIDF</text:p>
          </table:table-cell>
          <table:table-cell table:style-name="ce2"/>
          <table:table-cell office:value-type="string" table:style-name="ce2">
            <text:p>10w</text:p>
          </table:table-cell>
          <table:table-cell office:value-type="float" office:value="0.89500000000000002" table:style-name="ce4">
            <text:p>0.895</text:p>
          </table:table-cell>
          <table:table-cell office:value-type="float" office:value="0.96499999999999997" table:style-name="ce4">
            <text:p>0.965</text:p>
          </table:table-cell>
          <table:table-cell office:value-type="float" office:value="0.92700000000000005" table:style-name="ce5">
            <text:p>0.927</text:p>
          </table:table-cell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8">
            <text:p>MI<text:span text:style-name="T5">特征选择算法不能和规格化的权重表示方式一起使用</text:span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规格化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8" table:style-name="ce4">
            <text:p>0.998</text:p>
          </table:table-cell>
          <table:table-cell office:value-type="float" office:value="7.8E-2" table:style-name="ce4">
            <text:p>0.078</text:p>
          </table:table-cell>
          <table:table-cell office:value-type="float" office:value="0.14399999999999999" table:style-name="ce5">
            <text:p>0.144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7">
            <text:p>未规格化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9" table:style-name="ce4">
            <text:p>0.999</text:p>
          </table:table-cell>
          <table:table-cell office:value-type="float" office:value="0.38600000000000001" table:style-name="ce4">
            <text:p>0.386</text:p>
          </table:table-cell>
          <table:table-cell office:value-type="float" office:value="0.55600000000000005" table:style-name="ce5">
            <text:p>0.55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规格化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1" table:style-name="ce4">
            <text:p>1.000</text:p>
          </table:table-cell>
          <table:table-cell office:value-type="float" office:value="5.1999999999999998E-2" table:style-name="ce4">
            <text:p>0.052</text:p>
          </table:table-cell>
          <table:table-cell office:value-type="float" office:value="0.1" table:style-name="ce5">
            <text:p>0.100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7">
            <text:p>未规格化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399999999999999" table:style-name="ce4">
            <text:p>0.994</text:p>
          </table:table-cell>
          <table:table-cell office:value-type="float" office:value="0.52800000000000002" table:style-name="ce4">
            <text:p>0.528</text:p>
          </table:table-cell>
          <table:table-cell office:value-type="float" office:value="0.69" table:style-name="ce5">
            <text:p>0.69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MI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<text:span text:style-name="T2">规格化</text:span>TFIDF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" table:style-name="ce4">
            <text:p>0.980</text:p>
          </table:table-cell>
          <table:table-cell office:value-type="float" office:value="0.03" table:style-name="ce4">
            <text:p>0.030</text:p>
          </table:table-cell>
          <table:table-cell office:value-type="float" office:value="5.8999999999999997E-2" table:style-name="ce5">
            <text:p>0.059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2">
            <text:p><text:span text:style-name="T2">未规格化</text:span>TFIDF</text:p>
          </table:table-cell>
          <table:table-cell table:number-columns-repeated="2" table:style-name="ce2"/>
          <table:table-cell office:value-type="float" office:value="0.88800000000000001" table:style-name="ce4">
            <text:p>0.888</text:p>
          </table:table-cell>
          <table:table-cell office:value-type="float" office:value="0.69299999999999995" table:style-name="ce4">
            <text:p>0.693</text:p>
          </table:table-cell>
          <table:table-cell office:value-type="float" office:value="0.77800000000000002" table:style-name="ce5">
            <text:p>0.77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规格化词袋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9" table:style-name="ce4">
            <text:p>0.990</text:p>
          </table:table-cell>
          <table:table-cell office:value-type="float" office:value="0.68400000000000005" table:style-name="ce4">
            <text:p>0.684</text:p>
          </table:table-cell>
          <table:table-cell office:value-type="float" office:value="0.80900000000000005" table:style-name="ce5">
            <text:p>0.809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7">
            <text:p>未规格化词袋</text:p>
          </table:table-cell>
          <table:table-cell table:number-columns-repeated="2" table:style-name="ce2"/>
          <table:table-cell office:value-type="float" office:value="0.77400000000000002" table:style-name="ce4">
            <text:p>0.774</text:p>
          </table:table-cell>
          <table:table-cell office:value-type="float" office:value="0.98499999999999999" table:style-name="ce4">
            <text:p>0.985</text:p>
          </table:table-cell>
          <table:table-cell office:value-type="float" office:value="0.79600000000000004" table:style-name="ce5">
            <text:p>0.79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规格化词集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299999999999998" table:style-name="ce4">
            <text:p>0.983</text:p>
          </table:table-cell>
          <table:table-cell office:value-type="float" office:value="0.80300000000000005" table:style-name="ce4">
            <text:p>0.803</text:p>
          </table:table-cell>
          <table:table-cell office:value-type="float" office:value="0.88400000000000001" table:style-name="ce5">
            <text:p>0.884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7">
            <text:p>未规格化词集</text:p>
          </table:table-cell>
          <table:table-cell table:number-columns-repeated="2" table:style-name="ce2"/>
          <table:table-cell office:value-type="float" office:value="0.86499999999999999" table:style-name="ce4">
            <text:p>0.865</text:p>
          </table:table-cell>
          <table:table-cell office:value-type="float" office:value="0.96299999999999997" table:style-name="ce4">
            <text:p>0.963</text:p>
          </table:table-cell>
          <table:table-cell office:value-type="float" office:value="0.91100000000000003" table:style-name="ce5">
            <text:p>0.9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EM_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<text:span text:style-name="T2">规格化</text:span>TFIDF</text:p>
          </table:table-cell>
          <table:table-cell office:value-type="float" office:value="2.2000000000000002" table:style-name="ce2">
            <text:p>2.2</text:p>
          </table:table-cell>
          <table:table-cell table:style-name="ce2"/>
          <table:table-cell office:value-type="float" office:value="0.98099999999999998" table:style-name="ce4">
            <text:p>0.981</text:p>
          </table:table-cell>
          <table:table-cell office:value-type="float" office:value="0.80700000000000005" table:style-name="ce4">
            <text:p>0.807</text:p>
          </table:table-cell>
          <table:table-cell office:value-type="float" office:value="0.88500000000000001" table:style-name="ce5">
            <text:p>0.885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7">
            <text:p>未规格化</text:p>
          </table:table-cell>
          <table:table-cell table:number-columns-repeated="2" table:style-name="ce2"/>
          <table:table-cell office:value-type="float" office:value="0.66800000000000004" table:style-name="ce4">
            <text:p>0.668</text:p>
          </table:table-cell>
          <table:table-cell office:value-type="float" office:value="0.98499999999999999" table:style-name="ce4">
            <text:p>0.985</text:p>
          </table:table-cell>
          <table:table-cell office:value-type="float" office:value="0.79600000000000004" table:style-name="ce5">
            <text:p>0.796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7"/>
          <table:table-cell table:number-columns-repeated="2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9">
            <text:p><text:span text:style-name="T2">使用</text:span>S2<text:span text:style-name="T2">中最好的两个特征</text:span>fea3<text:span text:style-name="T2">和</text:span>fea6<text:span text:style-name="T2">进行测试</text:span><text:s/><text:span text:style-name="T2">可能</text:span>S2<text:span text:style-name="T2">就是不太适合贝叶斯吧。。。</text:span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style-name="ce2">
            <text:p>NB with S2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000" table:style-name="ce2">
            <text:p>3000</text:p>
          </table:table-cell>
          <table:table-cell office:value-type="string" table:style-name="ce7">
            <text:p>规格化的词袋</text:p>
          </table:table-cell>
          <table:table-cell table:style-name="ce2"/>
          <table:table-cell office:value-type="string" table:style-name="ce2">
            <text:p>1w</text:p>
          </table:table-cell>
          <table:table-cell office:value-type="float" office:value="1" table:style-name="ce4">
            <text:p>1.000</text:p>
          </table:table-cell>
          <table:table-cell office:value-type="float" office:value="4.7E-2" table:style-name="ce4">
            <text:p>0.047</text:p>
          </table:table-cell>
          <table:table-cell office:value-type="float" office:value="0.09" table:style-name="ce5">
            <text:p>0.090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7"/>
          <table:table-cell table:number-columns-repeated="2" table:style-name="ce2"/>
          <table:table-cell office:value-type="string" table:style-name="ce7">
            <text:p>未规格化的词袋</text:p>
          </table:table-cell>
          <table:table-cell table:number-columns-repeated="2" table:style-name="ce2"/>
          <table:table-cell office:value-type="float" office:value="0.83799999999999997" table:style-name="ce4">
            <text:p>0.838</text:p>
          </table:table-cell>
          <table:table-cell office:value-type="float" office:value="0.58799999999999997" table:style-name="ce4">
            <text:p>0.588</text:p>
          </table:table-cell>
          <table:table-cell office:value-type="float" office:value="0.69099999999999995" table:style-name="ce5">
            <text:p>0.691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7">
            <text:p>规格化的词集</text:p>
          </table:table-cell>
          <table:table-cell table:number-columns-repeated="2" table:style-name="ce2"/>
          <table:table-cell office:value-type="float" office:value="1" table:style-name="ce4">
            <text:p>1.000</text:p>
          </table:table-cell>
          <table:table-cell office:value-type="float" office:value="0.29599999999999999" table:style-name="ce4">
            <text:p>0.296</text:p>
          </table:table-cell>
          <table:table-cell office:value-type="float" office:value="0.45700000000000002" table:style-name="ce5">
            <text:p>0.457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7">
            <text:p>未规格化的词集</text:p>
          </table:table-cell>
          <table:table-cell table:number-columns-repeated="2" table:style-name="ce2"/>
          <table:table-cell office:value-type="float" office:value="0.94099999999999995" table:style-name="ce4">
            <text:p>0.941</text:p>
          </table:table-cell>
          <table:table-cell office:value-type="float" office:value="0.621" table:style-name="ce4">
            <text:p>0.621</text:p>
          </table:table-cell>
          <table:table-cell office:value-type="float" office:value="0.749" table:style-name="ce5">
            <text:p>0.749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2">
            <text:p><text:span text:style-name="T2">规格化的</text:span>tfidf</text:p>
          </table:table-cell>
          <table:table-cell table:number-columns-repeated="2" table:style-name="ce2"/>
          <table:table-cell office:value-type="float" office:value="0.81100000000000005" table:style-name="ce4">
            <text:p>0.811</text:p>
          </table:table-cell>
          <table:table-cell office:value-type="float" office:value="0.55000000000000004" table:style-name="ce4">
            <text:p>0.550</text:p>
          </table:table-cell>
          <table:table-cell office:value-type="float" office:value="0.65600000000000003" table:style-name="ce5">
            <text:p>0.656</text:p>
          </table:table-cell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2" table:style-name="ce16"/>
          <table:table-cell table:style-name="ce5"/>
          <table:table-cell table:number-columns-repeated="16374"/>
        </table:table-row>
        <table:table-row table:number-rows-repeated="8" table:style-name="ro1">
          <table:table-cell table:number-columns-repeated="7" table:style-name="ce2"/>
          <table:table-cell table:number-columns-repeated="2" table:style-name="ce4"/>
          <table:table-cell table:style-name="ce5"/>
          <table:table-cell table:number-columns-repeated="1008" table:style-name="ce2"/>
          <table:table-cell table:number-columns-repeated="15366"/>
        </table:table-row>
        <table:table-row table:style-name="ro1">
          <table:table-cell office:value-type="string" table:style-name="ce2">
            <text:p>NB</text:p>
          </table:table-cell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2">
            <text:p>TFIDF</text:p>
          </table:table-cell>
          <table:table-cell office:value-type="string" table:style-name="ce7">
            <text:p>文档频率</text:p>
          </table:table-cell>
          <table:table-cell office:value-type="string" table:style-name="ce2">
            <text:p>10W</text:p>
          </table:table-cell>
          <table:table-cell office:value-type="float" office:value="0.90400000000000003" table:style-name="ce4">
            <text:p>0.904</text:p>
          </table:table-cell>
          <table:table-cell office:value-type="float" office:value="0.97" table:style-name="ce4">
            <text:p>0.970</text:p>
          </table:table-cell>
          <table:table-cell office:value-type="float" office:value="0.93500000000000005" table:style-name="ce5">
            <text:p>0.935</text:p>
          </table:table-cell>
          <table:table-cell office:value-type="string" table:style-name="ce2">
            <text:p>14493s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7">
            <text:p>词袋</text:p>
          </table:table-cell>
          <table:table-cell office:value-type="string" table:style-name="ce7">
            <text:p>文档频率</text:p>
          </table:table-cell>
          <table:table-cell office:value-type="string" table:style-name="ce2">
            <text:p>10w</text:p>
          </table:table-cell>
          <table:table-cell office:value-type="float" office:value="0.86499999999999999" table:style-name="ce4">
            <text:p>0.865</text:p>
          </table:table-cell>
          <table:table-cell office:value-type="float" office:value="0.93200000000000005" table:style-name="ce4">
            <text:p>0.932</text:p>
          </table:table-cell>
          <table:table-cell office:value-type="float" office:value="0.89800000000000002" table:style-name="ce5">
            <text:p>0.898</text:p>
          </table:table-cell>
          <table:table-cell office:value-type="string" table:style-name="ce2">
            <text:p>14778s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7">
            <text:p>混合</text:p>
          </table:table-cell>
          <table:table-cell office:value-type="string" table:style-name="ce2">
            <text:p>IG</text:p>
          </table:table-cell>
          <table:table-cell office:value-type="float" office:value="3500" table:style-name="ce2">
            <text:p>3500</text:p>
          </table:table-cell>
          <table:table-cell office:value-type="string" table:style-name="ce7">
            <text:p>词袋</text:p>
          </table:table-cell>
          <table:table-cell office:value-type="string" table:style-name="ce7">
            <text:p>总次数</text:p>
          </table:table-cell>
          <table:table-cell office:value-type="string" table:style-name="ce2">
            <text:p>10w</text:p>
          </table:table-cell>
          <table:table-cell office:value-type="float" office:value="0.872" table:style-name="ce2">
            <text:p>0.872</text:p>
          </table:table-cell>
          <table:table-cell office:value-type="float" office:value="0.96299999999999997" table:style-name="ce2">
            <text:p>0.963</text:p>
          </table:table-cell>
          <table:table-cell office:value-type="float" office:value="0.91500000000000004" table:style-name="ce3">
            <text:p>0.915</text:p>
          </table:table-cell>
          <table:table-cell office:value-type="string" table:style-name="ce2">
            <text:p>203s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7">
            <text:p>混合</text:p>
          </table:table-cell>
          <table:table-cell office:value-type="string" table:style-name="ce2">
            <text:p>CHI</text:p>
          </table:table-cell>
          <table:table-cell office:value-type="float" office:value="3500" table:style-name="ce2">
            <text:p>3500</text:p>
          </table:table-cell>
          <table:table-cell office:value-type="string" table:style-name="ce7">
            <text:p>词袋</text:p>
          </table:table-cell>
          <table:table-cell office:value-type="string" table:style-name="ce7">
            <text:p>总次数</text:p>
          </table:table-cell>
          <table:table-cell office:value-type="string" table:style-name="ce2">
            <text:p>10w</text:p>
          </table:table-cell>
          <table:table-cell office:value-type="float" office:value="0.85" table:style-name="ce2">
            <text:p>0.85</text:p>
          </table:table-cell>
          <table:table-cell office:value-type="float" office:value="0.86" table:style-name="ce2">
            <text:p>0.86</text:p>
          </table:table-cell>
          <table:table-cell office:value-type="float" office:value="0.86" table:style-name="ce3">
            <text:p>0.86</text:p>
          </table:table-cell>
          <table:table-cell table:number-columns-repeated="1008" table:style-name="ce2"/>
          <table:table-cell table:number-columns-repeated="15366"/>
        </table:table-row>
        <table:table-row table:number-rows-repeated="10484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number:currency-style style:name="N49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9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7-11-14T14:16:39Z</meta:creation-date>
    <dc:date>2017-12-15T08:52:26Z</dc:date>
    <meta:editing-cycles>19</meta:editing-cycles>
    <meta:editing-duration>PT36539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1.4996850393701pt" svg:width="510.3748031496062pt" chart:style-name="Crt0">
        <chart:title chart:style-name="CT00">
          <text:p text:style-name="a0" text:class-names="" text:cond-style-name="">10w数据集，3000条特征，词集方式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29:.$C$33"/>
          </chart:axis>
          <chart:series chart:label-cell-address="Sheet1.$H$1" chart:values-cell-range-address="Sheet1.$H$29:.$H$33" chart:class="chart:bar" chart:attached-axis="primary-y" chart:style-name="G0S0">
            <chart:data-point chart:repeated="5"/>
          </chart:series>
          <chart:series chart:label-cell-address="Sheet1.$I$1" chart:values-cell-range-address="Sheet1.$I$29:.$I$33" chart:class="chart:bar" chart:attached-axis="primary-y" chart:style-name="G0S1">
            <chart:data-point chart:repeated="5"/>
          </chart:series>
          <chart:series chart:label-cell-address="Sheet1.$J$1" chart:values-cell-range-address="Sheet1.$J$29:.$J$3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2.0002362204725pt" svg:width="489.3745669291338pt" chart:style-name="Crt0">
        <chart:title chart:style-name="CT00">
          <text:p text:style-name="a0" text:class-names="" text:cond-style-name="">10w数据集，混合分词，MI法，3000条特征，词集方式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62:.$F$66"/>
          </chart:axis>
          <chart:series chart:label-cell-address="Sheet1.$H$1" chart:values-cell-range-address="Sheet1.$H$62:.$H$66" chart:class="chart:bar" chart:attached-axis="primary-y" chart:style-name="G0S0">
            <chart:data-label chart:style-name="DL00"/>
            <chart:data-point chart:repeated="5"/>
          </chart:series>
          <chart:series chart:label-cell-address="Sheet1.$I$1" chart:values-cell-range-address="Sheet1.$I$62:.$I$66" chart:class="chart:bar" chart:attached-axis="primary-y" chart:style-name="G0S1">
            <chart:data-label chart:style-name="DL01"/>
            <chart:data-point chart:repeated="5"/>
          </chart:series>
          <chart:series chart:label-cell-address="Sheet1.$J$1" chart:values-cell-range-address="Sheet1.$J$62:.$J$6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0.7504724409449pt" svg:width="307.8748031496062pt" chart:style-name="Crt0">
        <chart:title chart:style-name="CT00">
          <text:p text:style-name="a0" text:class-names="" text:cond-style-name="">10w数据集，混合分词，MI法，3000条特征，TF-IDF方式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精确率</text:p>
              </table:table-cell>
              <table:table-cell office:value-type="string">
                <text:p>召回率</text:p>
              </table:table-cell>
              <table:table-cell office:value-type="string">
                <text:p>F1</text:p>
              </table:table-cell>
            </table:table-row>
          </table:table-header-rows>
          <table:table-row>
            <table:table-cell office:value-type="string">
              <text:p>混合 MI 3000 TFIDF 2.3</text:p>
            </table:table-cell>
            <table:table-cell office:value-type="float" office:value="1"/>
            <table:table-cell office:value-type="float" office:value="2.1000000000000001E-2"/>
            <table:table-cell office:value-type="float" office:value="4.1000000000000002E-2"/>
          </table:table-row>
          <table:table-row>
            <table:table-cell office:value-type="string">
              <text:p>混合 MI 3000 TFIDF 2.2</text:p>
            </table:table-cell>
            <table:table-cell office:value-type="float" office:value="0.97899999999999998"/>
            <table:table-cell office:value-type="float" office:value="2.9000000000000001E-2"/>
            <table:table-cell office:value-type="float" office:value="5.6000000000000001E-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4.2502362204725pt" svg:width="511.5002362204725pt" chart:style-name="Crt0">
        <chart:title chart:style-name="CT00">
          <text:p text:style-name="a0" text:class-names="" text:cond-style-name="">10w数据集，混合分词法，IG特征提取法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41:.$D$44"/>
          </chart:axis>
          <chart:series chart:label-cell-address="Sheet1.$H$1" chart:values-cell-range-address="Sheet1.$H$41:.$H$44" chart:class="chart:bar" chart:attached-axis="primary-y" chart:style-name="G0S0">
            <chart:data-label chart:style-name="DL00"/>
            <chart:data-point chart:repeated="4"/>
          </chart:series>
          <chart:series chart:label-cell-address="Sheet1.$I$1" chart:values-cell-range-address="Sheet1.$I$41:.$I$44" chart:class="chart:bar" chart:attached-axis="primary-y" chart:style-name="G0S1">
            <chart:data-label chart:style-name="DL01"/>
            <chart:data-point chart:repeated="4"/>
          </chart:series>
          <chart:series chart:label-cell-address="Sheet1.$J$1" chart:values-cell-range-address="Sheet1.$J$41:.$J$44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150" chart:overlap="0" chart:link-data-style-to-source="false" chart:visible="true" chart:logarithmic="false" chart:maximum="1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宋体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368.6248031496062pt" svg:width="594.7502362204724pt" chart:style-name="Crt0">
        <chart:legend chart:legend-position="end" chart:legend-align="center" chart:style-name="Lgnd"/>
        <chart:plot-area svg:x="5.0pt" svg:y="41.0pt" svg:width="525.765590551181pt" svg:height="322.624803149606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精确率</text:p>
              </table:table-cell>
              <table:table-cell office:value-type="string">
                <text:p>召回率</text:p>
              </table:table-cell>
              <table:table-cell office:value-type="string">
                <text:p>F1</text:p>
              </table:table-cell>
            </table:table-row>
          </table:table-header-rows>
          <table:table-row>
            <table:table-cell office:value-type="string">
              <text:p>混合 CHI 3000</text:p>
            </table:table-cell>
            <table:table-cell office:value-type="float" office:value="0.90738916256199997"/>
            <table:table-cell office:value-type="float" office:value="0.91459781529299999"/>
            <table:table-cell office:value-type="float" office:value="0.91097922848699997"/>
          </table:table-row>
          <table:table-row>
            <table:table-cell office:value-type="string">
              <text:p>bigram CHI 3000</text:p>
            </table:table-cell>
            <table:table-cell office:value-type="float" office:value="0.93300000000000005"/>
            <table:table-cell office:value-type="float" office:value="0.877"/>
            <table:table-cell office:value-type="float" office:value="0.90400000000000003"/>
          </table:table-row>
          <table:table-row>
            <table:table-cell office:value-type="string">
              <text:p>结巴分词 CHI 3000</text:p>
            </table:table-cell>
            <table:table-cell office:value-type="float" office:value="0.93400000000000005"/>
            <table:table-cell office:value-type="float" office:value="0.90400000000000003"/>
            <table:table-cell office:value-type="float" office:value="0.91900000000000004"/>
          </table:table-row>
          <table:table-row>
            <table:table-cell office:value-type="string">
              <text:p>混合 IG 3000</text:p>
            </table:table-cell>
            <table:table-cell office:value-type="float" office:value="0.91500000000000004"/>
            <table:table-cell office:value-type="float" office:value="0.97"/>
            <table:table-cell office:value-type="float" office:value="0.94199999999999995"/>
          </table:table-row>
          <table:table-row>
            <table:table-cell office:value-type="string">
              <text:p>结巴分词 IG 3000</text:p>
            </table:table-cell>
            <table:table-cell office:value-type="float" office:value="0.92400000000000004"/>
            <table:table-cell office:value-type="float" office:value="0.93200000000000005"/>
            <table:table-cell office:value-type="float" office:value="0.92800000000000005"/>
          </table:table-row>
          <table:table-row>
            <table:table-cell office:value-type="string">
              <text:p>bigram IG 3000</text:p>
            </table:table-cell>
            <table:table-cell office:value-type="float" office:value="0.90200000000000002"/>
            <table:table-cell office:value-type="float" office:value="0.93330000000000002"/>
            <table:table-cell office:value-type="float" office:value="0.9170000000000000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9.74968503937pt" svg:width="658.1253543307087pt" chart:style-name="Crt0">
        <chart:title chart:style-name="CT00">
          <text:p text:style-name="a0" text:class-names="" text:cond-style-name="">10w数据集，3000条特征，未规格化的词袋方式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精确率</text:p>
              </table:table-cell>
              <table:table-cell office:value-type="string">
                <text:p>召回率</text:p>
              </table:table-cell>
              <table:table-cell office:value-type="string">
                <text:p>F1</text:p>
              </table:table-cell>
            </table:table-row>
          </table:table-header-rows>
          <table:table-row>
            <table:table-cell office:value-type="string">
              <text:p>混合 CHI</text:p>
            </table:table-cell>
            <table:table-cell office:value-type="float" office:value="0.71799999999999997"/>
            <table:table-cell office:value-type="float" office:value="0.97299999999999998"/>
            <table:table-cell office:value-type="float" office:value="0.82599999999999996"/>
          </table:table-row>
          <table:table-row>
            <table:table-cell office:value-type="string">
              <text:p>结巴分词 CHI</text:p>
            </table:table-cell>
            <table:table-cell office:value-type="float" office:value="0.77300000000000002"/>
            <table:table-cell office:value-type="float" office:value="0.97399999999999998"/>
            <table:table-cell office:value-type="float" office:value="0.86199999999999999"/>
          </table:table-row>
          <table:table-row>
            <table:table-cell office:value-type="string">
              <text:p>bigram CHI</text:p>
            </table:table-cell>
            <table:table-cell office:value-type="float" office:value="0.81399999999999995"/>
            <table:table-cell office:value-type="float" office:value="0.95099999999999996"/>
            <table:table-cell office:value-type="float" office:value="0.877"/>
          </table:table-row>
          <table:table-row>
            <table:table-cell office:value-type="string">
              <text:p>结巴分词 IG</text:p>
            </table:table-cell>
            <table:table-cell office:value-type="float" office:value="0.78500000000000003"/>
            <table:table-cell office:value-type="float" office:value="0.97499999999999998"/>
            <table:table-cell office:value-type="float" office:value="0.87"/>
          </table:table-row>
          <table:table-row>
            <table:table-cell office:value-type="string">
              <text:p>bigram IG</text:p>
            </table:table-cell>
            <table:table-cell office:value-type="float" office:value="0.749"/>
            <table:table-cell office:value-type="float" office:value="0.98399999999999999"/>
            <table:table-cell office:value-type="float" office:value="0.85"/>
          </table:table-row>
          <table:table-row>
            <table:table-cell office:value-type="string">
              <text:p>混合 IG</text:p>
            </table:table-cell>
            <table:table-cell office:value-type="float" office:value="0.70299999999999996"/>
            <table:table-cell office:value-type="float" office:value="0.99199999999999999"/>
            <table:table-cell office:value-type="float" office:value="0.8229999999999999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9.74968503937pt" svg:width="658.1253543307087pt" chart:style-name="Crt0">
        <chart:title chart:style-name="CT00">
          <text:p text:style-name="a0" text:class-names="" text:cond-style-name="">10w数据集，3000条特征，未规格化的词袋方式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精确率</text:p>
              </table:table-cell>
              <table:table-cell office:value-type="string">
                <text:p>召回率</text:p>
              </table:table-cell>
              <table:table-cell office:value-type="string">
                <text:p>F1</text:p>
              </table:table-cell>
            </table:table-row>
          </table:table-header-rows>
          <table:table-row>
            <table:table-cell office:value-type="string">
              <text:p>混合 CHI</text:p>
            </table:table-cell>
            <table:table-cell office:value-type="float" office:value="0.71799999999999997"/>
            <table:table-cell office:value-type="float" office:value="0.97299999999999998"/>
            <table:table-cell office:value-type="float" office:value="0.82599999999999996"/>
          </table:table-row>
          <table:table-row>
            <table:table-cell office:value-type="string">
              <text:p>结巴分词 CHI</text:p>
            </table:table-cell>
            <table:table-cell office:value-type="float" office:value="0.77300000000000002"/>
            <table:table-cell office:value-type="float" office:value="0.97399999999999998"/>
            <table:table-cell office:value-type="float" office:value="0.86199999999999999"/>
          </table:table-row>
          <table:table-row>
            <table:table-cell office:value-type="string">
              <text:p>bigram CHI</text:p>
            </table:table-cell>
            <table:table-cell office:value-type="float" office:value="0.81399999999999995"/>
            <table:table-cell office:value-type="float" office:value="0.95099999999999996"/>
            <table:table-cell office:value-type="float" office:value="0.877"/>
          </table:table-row>
          <table:table-row>
            <table:table-cell office:value-type="string">
              <text:p>结巴分词 IG</text:p>
            </table:table-cell>
            <table:table-cell office:value-type="float" office:value="0.78500000000000003"/>
            <table:table-cell office:value-type="float" office:value="0.97499999999999998"/>
            <table:table-cell office:value-type="float" office:value="0.87"/>
          </table:table-row>
          <table:table-row>
            <table:table-cell office:value-type="string">
              <text:p>bigram IG</text:p>
            </table:table-cell>
            <table:table-cell office:value-type="float" office:value="0.749"/>
            <table:table-cell office:value-type="float" office:value="0.98399999999999999"/>
            <table:table-cell office:value-type="float" office:value="0.85"/>
          </table:table-row>
          <table:table-row>
            <table:table-cell office:value-type="string">
              <text:p>混合 IG</text:p>
            </table:table-cell>
            <table:table-cell office:value-type="float" office:value="0.70299999999999996"/>
            <table:table-cell office:value-type="float" office:value="0.99199999999999999"/>
            <table:table-cell office:value-type="float" office:value="0.82299999999999995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150" chart:overlap="100" chart:link-data-style-to-source="true" chart:visible="true" chart:logarithmic="false" chart:maximum="1.05" chart:minimum="0.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96" chart:values-cell-range-address="Sheet1.$H$97:.$H$102" chart:class="chart:line" chart:attached-axis="primary-y" chart:style-name="G0S0">
            <chart:data-label chart:style-name="DL00"/>
            <chart:data-point chart:repeated="6"/>
          </chart:series>
          <chart:series chart:label-cell-address="Sheet1.$I$96" chart:values-cell-range-address="Sheet1.$I$97:.$I$102" chart:class="chart:line" chart:attached-axis="primary-y" chart:style-name="G0S1">
            <chart:data-label chart:style-name="DL01"/>
            <chart:data-point chart:repeated="6"/>
          </chart:series>
          <chart:series chart:label-cell-address="Sheet1.$J$96" chart:values-cell-range-address="Sheet1.$J$97:.$J$102" chart:class="chart:line" chart:attached-axis="primary-y" chart:style-name="G0S2">
            <chart:data-label chart:style-name="DL02"/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2.0002362204725pt" svg:width="489.3745669291338pt" chart:style-name="Crt0">
        <chart:title chart:style-name="CT00">
          <text:p text:style-name="a0" text:class-names="" text:cond-style-name="">10w数据集，混合分词，IG方式，5000条数据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精确率</text:p>
              </table:table-cell>
              <table:table-cell office:value-type="string">
                <text:p>召回率</text:p>
              </table:table-cell>
              <table:table-cell office:value-type="string">
                <text:p>F1</text:p>
              </table:table-cell>
            </table:table-row>
          </table:table-header-rows>
          <table:table-row>
            <table:table-cell office:value-type="string">
              <text:p>  TFIDF</text:p>
            </table:table-cell>
            <table:table-cell office:value-type="float" office:value="0.98"/>
            <table:table-cell office:value-type="float" office:value="0.83199999999999996"/>
            <table:table-cell office:value-type="float" office:value="0.85599999999999998"/>
          </table:table-row>
          <table:table-row>
            <table:table-cell office:value-type="string">
              <text:p>  词集方式</text:p>
            </table:table-cell>
            <table:table-cell office:value-type="float" office:value="0.85499999999999998"/>
            <table:table-cell office:value-type="float" office:value="0.97"/>
            <table:table-cell office:value-type="float" office:value="0.83599999999999997"/>
          </table:table-row>
          <table:table-row>
            <table:table-cell office:value-type="string">
              <text:p>  词袋方式</text:p>
            </table:table-cell>
            <table:table-cell office:value-type="float" office:value="0.78"/>
            <table:table-cell office:value-type="float" office:value="0.98"/>
            <table:table-cell office:value-type="float" office:value="0.86799999999999999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2.0002362204725pt" svg:width="489.3745669291338pt" chart:style-name="Crt0">
        <chart:title chart:style-name="CT00">
          <text:p text:style-name="a0" text:class-names="" text:cond-style-name="">10w数据集，词袋方式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45:.$D$47"/>
          </chart:axis>
          <chart:series chart:label-cell-address="Sheet1.$H$1" chart:values-cell-range-address="Sheet1.$H$45:.$H$47" chart:class="chart:bar" chart:attached-axis="primary-y" chart:style-name="G0S0">
            <chart:data-label chart:style-name="DL00"/>
            <chart:data-point chart:repeated="3"/>
          </chart:series>
          <chart:series chart:label-cell-address="Sheet1.$I$1" chart:values-cell-range-address="Sheet1.$I$45:.$I$47" chart:class="chart:bar" chart:attached-axis="primary-y" chart:style-name="G0S1">
            <chart:data-label chart:style-name="DL01"/>
            <chart:data-point chart:repeated="3"/>
          </chart:series>
          <chart:series chart:label-cell-address="Sheet1.$J$1" chart:values-cell-range-address="Sheet1.$J$45:.$J$47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8">
      <style:chart-properties chart:gap-width="219" chart:overlap="-27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2.0002362204725pt" svg:width="489.3745669291338pt" chart:style-name="Crt0">
        <chart:title chart:style-name="CT00">
          <text:p text:style-name="a0" text:class-names="" text:cond-style-name="">10w数据集，混合分词，MI法，3000条特征，词袋方式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58:.$F$61"/>
          </chart:axis>
          <chart:series chart:label-cell-address="Sheet1.$H$1" chart:values-cell-range-address="Sheet1.$H$58:.$H$61" chart:class="chart:bar" chart:attached-axis="primary-y" chart:style-name="G0S0">
            <chart:data-label chart:style-name="DL00"/>
            <chart:data-point chart:repeated="4"/>
          </chart:series>
          <chart:series chart:label-cell-address="Sheet1.$I$1" chart:values-cell-range-address="Sheet1.$I$58:.$I$61" chart:class="chart:bar" chart:attached-axis="primary-y" chart:style-name="G0S1">
            <chart:data-label chart:style-name="DL01"/>
            <chart:data-point chart:repeated="4"/>
          </chart:series>
          <chart:series chart:label-cell-address="Sheet1.$J$1" chart:values-cell-range-address="Sheet1.$J$58:.$J$61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